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3c1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ff0000" fo:font-weight="bold" officeooo:rsid="001fa09a" officeooo:paragraph-rsid="001fa09a" fo:background-color="#ffffff" style:font-weight-asian="bold" style:font-weight-complex="bold"/>
    </style:style>
    <style:style style:name="P4" style:family="paragraph" style:parent-style-name="Standard">
      <style:text-properties fo:color="#ff0000" fo:font-weight="bold" officeooo:rsid="0062314c" officeooo:paragraph-rsid="0062314c" style:font-weight-asian="bold" style:font-weight-complex="bold"/>
    </style:style>
    <style:style style:name="P5" style:family="paragraph" style:parent-style-name="Standard">
      <style:text-properties fo:color="#ff0000" fo:font-weight="bold" officeooo:rsid="00680319" officeooo:paragraph-rsid="00680319" style:font-weight-asian="bold" style:font-weight-complex="bold"/>
    </style:style>
    <style:style style:name="P6" style:family="paragraph" style:parent-style-name="Standard">
      <style:text-properties fo:color="#ff0000" fo:font-weight="bold" officeooo:rsid="0073ee33" officeooo:paragraph-rsid="0073ee33" style:font-weight-asian="bold" style:font-weight-complex="bold"/>
    </style:style>
    <style:style style:name="P7" style:family="paragraph" style:parent-style-name="Standard">
      <style:text-properties fo:color="#ff0000" fo:font-weight="bold" officeooo:rsid="0090521a" officeooo:paragraph-rsid="0090521a" style:font-weight-asian="bold" style:font-weight-complex="bold"/>
    </style:style>
    <style:style style:name="P8" style:family="paragraph" style:parent-style-name="Standard">
      <style:text-properties fo:color="#ff0000" fo:font-weight="bold" officeooo:rsid="0082ea57" officeooo:paragraph-rsid="0082ea57" style:font-weight-asian="bold" style:font-weight-complex="bold"/>
    </style:style>
    <style:style style:name="P9" style:family="paragraph" style:parent-style-name="Standard">
      <style:text-properties fo:color="#ff0000" fo:font-weight="bold" officeooo:rsid="009a2c4a" officeooo:paragraph-rsid="009a2c4a" style:font-weight-asian="bold" style:font-weight-complex="bold"/>
    </style:style>
    <style:style style:name="P10" style:family="paragraph" style:parent-style-name="Standard">
      <style:text-properties fo:color="#ff0000" fo:font-weight="bold" officeooo:rsid="00a54aca" officeooo:paragraph-rsid="00a54aca" style:font-weight-asian="bold" style:font-weight-complex="bold"/>
    </style:style>
    <style:style style:name="P11" style:family="paragraph" style:parent-style-name="Standard">
      <style:text-properties officeooo:paragraph-rsid="00330f35"/>
    </style:style>
    <style:style style:name="P12" style:family="paragraph" style:parent-style-name="Standard">
      <style:text-properties officeooo:paragraph-rsid="00382b2e"/>
    </style:style>
    <style:style style:name="P13" style:family="paragraph" style:parent-style-name="Standard">
      <style:text-properties officeooo:rsid="00540a61" officeooo:paragraph-rsid="00540a61"/>
    </style:style>
    <style:style style:name="P14" style:family="paragraph" style:parent-style-name="Standard">
      <style:text-properties fo:color="#158466" fo:font-weight="bold" style:font-weight-asian="bold" style:font-weight-complex="bold"/>
    </style:style>
    <style:style style:name="P15" style:family="paragraph" style:parent-style-name="Standard">
      <style:text-properties fo:color="#158466" fo:font-weight="bold" officeooo:rsid="0044e490" officeooo:paragraph-rsid="0044e490" style:font-weight-asian="bold" style:font-weight-complex="bold"/>
    </style:style>
    <style:style style:name="P16" style:family="paragraph" style:parent-style-name="Standard">
      <style:text-properties fo:color="#158466" fo:font-weight="bold" officeooo:rsid="00e5e9bf" officeooo:paragraph-rsid="00e5e9bf" style:font-weight-asian="bold" style:font-weight-complex="bold"/>
    </style:style>
    <style:style style:name="P17" style:family="paragraph" style:parent-style-name="Standard">
      <style:text-properties fo:color="#158466" fo:font-weight="bold" officeooo:rsid="00e8b194" officeooo:paragraph-rsid="00e8b194" style:font-weight-asian="bold" style:font-weight-complex="bold"/>
    </style:style>
    <style:style style:name="P18" style:family="paragraph" style:parent-style-name="Standard" style:list-style-name="L1">
      <style:text-properties fo:color="#158466" fo:font-weight="bold" officeooo:rsid="00ea4345" officeooo:paragraph-rsid="00ea4345" style:font-weight-asian="bold" style:font-weight-complex="bold"/>
    </style:style>
    <style:style style:name="P19" style:family="paragraph" style:parent-style-name="Standard" style:list-style-name="L1">
      <style:text-properties fo:color="#158466" fo:font-weight="bold" officeooo:rsid="00eaaf2f" officeooo:paragraph-rsid="00eaaf2f" style:font-weight-asian="bold" style:font-weight-complex="bold"/>
    </style:style>
    <style:style style:name="P20" style:family="paragraph" style:parent-style-name="Standard" style:list-style-name="L1">
      <style:text-properties fo:color="#158466" fo:font-weight="bold" officeooo:rsid="00ec2b11" officeooo:paragraph-rsid="00ec2b11" style:font-weight-asian="bold" style:font-weight-complex="bold"/>
    </style:style>
    <style:style style:name="P21" style:family="paragraph" style:parent-style-name="Standard" style:list-style-name="L1">
      <style:text-properties fo:color="#158466" fo:font-weight="bold" officeooo:rsid="00ee1885" officeooo:paragraph-rsid="00ee1885" style:font-weight-asian="bold" style:font-weight-complex="bold"/>
    </style:style>
    <style:style style:name="P22" style:family="paragraph" style:parent-style-name="Standard">
      <style:text-properties officeooo:paragraph-rsid="00adf327"/>
    </style:style>
    <style:style style:name="T1" style:family="text">
      <style:text-properties officeooo:rsid="002eb23d"/>
    </style:style>
    <style:style style:name="T2" style:family="text">
      <style:text-properties officeooo:rsid="0047efe9"/>
    </style:style>
    <style:style style:name="T3" style:family="text">
      <style:text-properties officeooo:rsid="004e1456"/>
    </style:style>
    <style:style style:name="T4" style:family="text">
      <style:text-properties officeooo:rsid="0063a46a"/>
    </style:style>
    <style:style style:name="T5" style:family="text">
      <style:text-properties officeooo:rsid="006aa7e6"/>
    </style:style>
    <style:style style:name="T6" style:family="text">
      <style:text-properties officeooo:rsid="0074ecc4"/>
    </style:style>
    <style:style style:name="T7" style:family="text">
      <style:text-properties officeooo:rsid="0091a4b0"/>
    </style:style>
    <style:style style:name="T8" style:family="text">
      <style:text-properties officeooo:rsid="009c012c"/>
    </style:style>
    <style:style style:name="T9" style:family="text">
      <style:text-properties officeooo:rsid="00a6a5c7"/>
    </style:style>
    <style:style style:name="T10" style:family="text">
      <style:text-properties fo:color="#158466" fo:font-weight="bold" style:font-weight-asian="bold" style:font-weight-complex="bold"/>
    </style:style>
    <style:style style:name="T11" style:family="text">
      <style:text-properties fo:color="#158466" fo:font-weight="bold" officeooo:rsid="00abe0f4" style:font-weight-asian="bold" style:font-weight-complex="bold"/>
    </style:style>
    <style:style style:name="T12" style:family="text">
      <style:text-properties fo:color="#158466" fo:font-weight="bold" officeooo:rsid="0055f427" style:font-weight-asian="bold" style:font-weight-complex="bold"/>
    </style:style>
    <style:style style:name="T13" style:family="text">
      <style:text-properties fo:color="#158466" fo:font-weight="bold" officeooo:rsid="00adf327" style:font-weight-asian="bold" style:font-weight-complex="bold"/>
    </style:style>
    <style:style style:name="T14" style:family="text">
      <style:text-properties fo:color="#158466" style:text-underline-style="none" fo:font-weight="bold" officeooo:rsid="00adf327" style:font-weight-asian="bold" style:font-weight-complex="bold"/>
    </style:style>
    <style:style style:name="T15" style:family="text">
      <style:text-properties fo:color="#158466" style:text-underline-style="none" fo:font-weight="bold" officeooo:rsid="00aebae1" style:font-weight-asian="bold" style:font-weight-complex="bold"/>
    </style:style>
    <style:style style:name="T16" style:family="text">
      <style:text-properties fo:color="#158466" style:text-underline-style="none" fo:font-weight="bold" officeooo:rsid="00b28dfa" style:font-weight-asian="bold" style:font-weight-complex="bold"/>
    </style:style>
    <style:style style:name="T17" style:family="text">
      <style:text-properties fo:color="#158466" style:text-underline-style="none" fo:font-weight="bold" officeooo:rsid="00b4e03b" style:font-weight-asian="bold" style:font-weight-complex="bold"/>
    </style:style>
    <style:style style:name="T18" style:family="text">
      <style:text-properties fo:color="#158466" style:text-underline-style="none" fo:font-weight="bold" officeooo:rsid="00b5d2e2" style:font-weight-asian="bold" style:font-weight-complex="bold"/>
    </style:style>
    <style:style style:name="T19" style:family="text">
      <style:text-properties fo:color="#158466" style:text-underline-style="none" fo:font-weight="bold" officeooo:rsid="00bba4a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-dessous les exigences de la R31 et notre plan d’architecture informatique.</text:p>
      <text:p text:style-name="P1">Attention cela ne concerne pas l’infrastructure de la DSI DERICHEBOURG mais uniquement celle de la Station centrale de télésurveillance.</text:p>
      <text:p text:style-name="P3"><text:span text:style-name="T3">Q1 : J’ai vu le profile du poste. Ça veut dire que j</text:span>e travaillerais dans la Station centrale de télésurveillance. <text:span text:style-name="T1">Est-ce que cette station est comme SOC ou <text:s/>CERT?</text:span></text:p>
      <text:p text:style-name="P1"/>
      <text:p text:style-name="P1">2 phases :Conception / réalisation (Forfait une fois)</text:p>
      <text:p text:style-name="P1">Travail de conception (1 à 2 semaines de travail)</text:p>
      <text:p text:style-name="P1">Mise en application / suivi / audit (forfait de prestation assistance mensuelle)</text:p>
      <text:p text:style-name="P12">Fréquence 1 fois par mois</text:p>
      <text:p text:style-name="P12"/>
      <text:p text:style-name="P15">Ce poste consiste à 2 p<text:span text:style-name="T2">hases</text:span>: <text:span text:style-name="T2">Conception et réalisation.</text:span></text:p>
      <text:p text:style-name="P13"><text:span text:style-name="T11">Dans </text:span><text:span text:style-name="T10">la </text:span><text:span text:style-name="T11">phase de </text:span><text:span text:style-name="T10">conception, il faut fournir </text:span><text:span text:style-name="T12">une charte informatique et un plan de sécurité PSSI </text:span><text:span text:style-name="T13">selon le référentiel APSAD D32 N3.</text:span></text:p>
      <text:p text:style-name="P22"><text:span text:style-name="T14">Dans la phase de </text:span><text:span text:style-name="T15">réalisation, </text:span><text:span text:style-name="T16">comme PDIS/PRIS, il faut mettre en œuvre </text:span><text:span text:style-name="T17">les mesures de cybersécurité, </text:span><text:span text:style-name="T18">suivre les incidents/les alertes, veiller sur les vulnérabilités et les cybermances et </text:span><text:span text:style-name="T19">réaliser des audits de sécurité périodiques.</text:span></text:p>
      <text:p text:style-name="P12"/>
      <text:p text:style-name="P12">Nous devons produire :</text:p>
      <text:p text:style-name="P11">une charte informatique,</text:p>
      <text:p text:style-name="Standard">un plan de sécurité PSSI,</text:p>
      <text:p text:style-name="Standard">référent RSI</text:p>
      <text:p text:style-name="Standard">prise en compte du référentiel APSAD D32 niveau de sureté 3</text:p>
      <text:p text:style-name="Standard"/>
      <text:p text:style-name="P8">Référentiel APSAD D32:</text:p>
      <text:p text:style-name="P9">Ce référentie a pour objectif d’accompagner les utilisateurs et installateurs dans la conduite d’un projet de conception et d’installation des systèmes de sécurité ou de sureté résistants aux cyberattaques <text:span text:style-name="T8">sur un réseau informatique.</text:span></text:p>
      <text:p text:style-name="P10">Il préconise une méthodologie en quatre étapes: <text:s/><text:span text:style-name="T9">une analyse de risque puis des phases de conception, de réalisation et de maintenance de l’installation.</text:span></text:p>
      <text:p text:style-name="Standard"/>
      <text:p text:style-name="P14"/>
      <text:p text:style-name="P16">Pourquoi mettre en place référentiel APSAD D32?</text:p>
      <text:p text:style-name="P17">Pour la prévention et la protection de la cybermenace, il faut creuser les vulnérabilités du SI, telles que </text:p>
      <text:list xml:id="list4044498081" text:style-name="L1">
        <text:list-item>
          <text:p text:style-name="P18">Mauvaise architecture et Cloisonnement</text:p>
        </text:list-item>
        <text:list-item>
          <text:p text:style-name="P19">Insuffisance voire absence de protection des données (chiffrement)</text:p>
        </text:list-item>
        <text:list-item>
          <text:p text:style-name="P20">Défaut de sensibilisation personnel + mauvaise hygiène SI</text:p>
        </text:list-item>
        <text:list-item>
          <text:p text:style-name="P21">Absence de mise à jour et suivi régulier</text:p>
        </text:list-item>
      </text:list>
      <text:p text:style-name="P2"/>
      <text:p text:style-name="Standard"/>
      <text:p text:style-name="P4">PSSI: <text:span text:style-name="T4">Politique de sécurité du système d’information.</text:span></text:p>
      <text:p text:style-name="P5">RSI: <text:s/><text:span text:style-name="T5">Responsable du système d’information.</text:span></text:p>
      <text:p text:style-name="P6">APSAD: <text:span text:style-name="T6">Assemblée plénière de sociétés d’assurances dommages.</text:span></text:p>
      <text:p text:style-name="P7">CNPP: <text:span text:style-name="T7">Centre national de prévention et de prote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25:37.298971929</meta:creation-date>
    <meta:generator>LibreOffice/6.1.5.2$Linux_X86_64 LibreOffice_project/10$Build-2</meta:generator>
    <dc:date>2019-04-16T12:09:04.230178715</dc:date>
    <meta:editing-duration>PT1H42M58S</meta:editing-duration>
    <meta:editing-cycles>63</meta:editing-cycles>
    <meta:document-statistic meta:table-count="0" meta:image-count="0" meta:object-count="0" meta:page-count="1" meta:paragraph-count="28" meta:word-count="327" meta:character-count="2119" meta:non-whitespace-character-count="1820"/>
  </office:meta>
</office:document-meta>
</file>